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useo" svg:font-family="Museo"/>
    <style:font-face style:name="Roboto" svg:font-family="Roboto, Helvetica, Arial, sans-serif"/>
    <style:font-face style:name="Times New Roman" svg:font-family="'Times New Roman'"/>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text-indent="0cm" style:auto-text-indent="false"/>
    </style:style>
    <style:style style:name="P2" style:family="paragraph" style:parent-style-name="Text_20_body">
      <style:paragraph-properties fo:margin-left="0cm" fo:margin-right="0cm" fo:margin-top="0cm" fo:margin-bottom="0.265cm" style:line-height-at-least="0.529cm" fo:text-indent="0cm" style:auto-text-indent="false"/>
      <style:text-properties fo:font-variant="normal" fo:text-transform="none" fo:color="#dc2300" style:font-name="Times New Roman1" fo:font-size="12pt" fo:letter-spacing="normal" fo:font-style="normal" fo:font-weight="bold" style:font-size-asian="12pt" style:font-size-complex="12pt"/>
    </style:style>
    <style:style style:name="P3" style:family="paragraph" style:parent-style-name="Text_20_body">
      <style:paragraph-properties fo:margin-left="0cm" fo:margin-right="0cm" fo:margin-top="0cm" fo:margin-bottom="0.265cm" style:line-height-at-least="0.529cm" fo:text-indent="0cm" style:auto-text-indent="false"/>
      <style:text-properties style:font-name="Times New Roman1" fo:font-size="12pt" style:font-size-asian="12pt" style:font-size-complex="12pt"/>
    </style:style>
    <style:style style:name="P4" style:family="paragraph" style:parent-style-name="Text_20_body">
      <style:paragraph-properties fo:margin-left="0cm" fo:margin-right="0cm" fo:text-indent="0cm" style:auto-text-indent="false" fo:padding="0cm" fo:border="none"/>
    </style:style>
    <style:style style:name="P5" style:family="paragraph" style:parent-style-name="Heading_20_1">
      <style:text-properties fo:font-variant="normal" fo:text-transform="none" fo:color="#000000" style:font-name="Times New Roman1" fo:font-size="12pt" fo:letter-spacing="normal" fo:font-style="normal" fo:font-weight="normal" style:font-size-asian="12pt" style:font-size-complex="12pt"/>
    </style:style>
    <style:style style:name="T1" style:family="text">
      <style:text-properties fo:font-variant="normal" fo:text-transform="none" fo:color="#9f382b" style:font-name="Roboto" fo:font-size="10.5pt" fo:letter-spacing="normal" fo:font-style="normal" fo:font-weight="normal"/>
    </style:style>
    <style:style style:name="T2" style:family="text">
      <style:text-properties fo:font-variant="normal" fo:text-transform="none" fo:color="#9f382b" style:font-name="Roboto" fo:font-size="10.5pt" fo:letter-spacing="normal" fo:font-style="italic" fo:font-weight="normal"/>
    </style:style>
    <style:style style:name="T3" style:family="text">
      <style:text-properties fo:font-variant="normal" fo:text-transform="none" fo:color="#9f382b" fo:font-size="10.5pt" fo:letter-spacing="normal" fo:font-style="normal" fo:font-weight="normal"/>
    </style:style>
    <style:style style:name="T4" style:family="text">
      <style:text-properties fo:font-variant="normal" fo:text-transform="none" fo:color="#9f382b" style:font-name="Times New Roman1" fo:font-size="10.5pt" fo:letter-spacing="normal" fo:font-style="normal" fo:font-weight="normal"/>
    </style:style>
    <style:style style:name="T5" style:family="text">
      <style:text-properties fo:font-variant="normal" fo:text-transform="none" fo:color="#9f382b" style:font-name="Times New Roman1" fo:letter-spacing="normal" fo:font-style="normal" fo:font-weight="normal"/>
    </style:style>
    <style:style style:name="T6" style:family="text">
      <style:text-properties fo:font-variant="normal" fo:text-transform="none" fo:color="#9f382b" style:font-name="Times New Roman1" fo:font-size="12pt" fo:letter-spacing="normal" fo:font-style="normal" fo:font-weight="normal" style:font-size-asian="12pt" style:font-size-complex="12pt"/>
    </style:style>
    <style:style style:name="T7" style:family="text">
      <style:text-properties fo:font-variant="normal" fo:text-transform="none" fo:color="#9f382b" fo:letter-spacing="normal" fo:font-style="normal" fo:font-weight="normal"/>
    </style:style>
    <style:style style:name="T8" style:family="text">
      <style:text-properties fo:font-variant="normal" fo:text-transform="none" fo:color="#333333" style:font-name="Roboto" fo:font-size="10.5pt" fo:letter-spacing="normal" fo:font-style="normal" fo:font-weight="normal"/>
    </style:style>
    <style:style style:name="T9" style:family="text">
      <style:text-properties fo:font-variant="normal" fo:text-transform="none" fo:color="#333333" style:font-name="Roboto" fo:font-size="10.5pt" fo:letter-spacing="normal" fo:font-style="italic" fo:font-weight="normal"/>
    </style:style>
    <style:style style:name="T10" style:family="text">
      <style:text-properties fo:font-variant="normal" fo:text-transform="none" fo:color="#333333" fo:font-size="10.5pt" fo:letter-spacing="normal" fo:font-style="normal" fo:font-weight="normal"/>
    </style:style>
    <style:style style:name="T11" style:family="text">
      <style:text-properties fo:font-variant="normal" fo:text-transform="none" fo:color="#333333" fo:font-size="10.5pt" fo:letter-spacing="normal" fo:font-style="italic" fo:font-weight="normal"/>
    </style:style>
    <style:style style:name="T12" style:family="text">
      <style:text-properties fo:font-variant="normal" fo:text-transform="none" fo:color="#333333" style:font-name="Times New Roman1" fo:font-size="10.5pt" fo:letter-spacing="normal" fo:font-style="normal" fo:font-weight="normal"/>
    </style:style>
    <style:style style:name="T13" style:family="text">
      <style:text-properties fo:font-variant="normal" fo:text-transform="none" fo:color="#333333" style:font-name="Times New Roman1" fo:font-size="10.5pt" fo:letter-spacing="normal" fo:font-style="italic" fo:font-weight="normal"/>
    </style:style>
    <style:style style:name="T14" style:family="text">
      <style:text-properties fo:font-variant="normal" fo:text-transform="none" fo:color="#333333" style:font-name="Times New Roman1" fo:letter-spacing="normal" fo:font-style="normal" fo:font-weight="normal"/>
    </style:style>
    <style:style style:name="T15" style:family="text">
      <style:text-properties fo:font-variant="normal" fo:text-transform="none" fo:color="#333333" style:font-name="Times New Roman1" fo:letter-spacing="normal" fo:font-style="italic" fo:font-weight="normal"/>
    </style:style>
    <style:style style:name="T16" style:family="text">
      <style:text-properties fo:font-variant="normal" fo:text-transform="none" fo:color="#333333" style:font-name="Times New Roman1" fo:font-size="12pt" fo:letter-spacing="normal" fo:font-style="normal" fo:font-weight="normal" style:font-size-asian="12pt" style:font-size-complex="12pt"/>
    </style:style>
    <style:style style:name="T17" style:family="text">
      <style:text-properties fo:font-variant="normal" fo:text-transform="none" fo:color="#333333" style:font-name="Times New Roman1" fo:font-size="12pt" fo:letter-spacing="normal" fo:font-style="italic" fo:font-weight="normal" style:font-size-asian="12pt" style:font-size-complex="12pt"/>
    </style:style>
    <style:style style:name="T18" style:family="text">
      <style:text-properties fo:font-variant="normal" fo:text-transform="none" fo:color="#333333" fo:letter-spacing="normal" fo:font-style="normal" fo:font-weight="normal"/>
    </style:style>
    <style:style style:name="T19" style:family="text">
      <style:text-properties fo:font-variant="normal" fo:text-transform="none" fo:color="#000000" style:font-name="Times New Roman" fo:font-size="14pt" fo:letter-spacing="normal" fo:font-style="normal" fo:font-weight="normal"/>
    </style:style>
    <style:style style:name="T20" style:family="text">
      <style:text-properties fo:font-variant="normal" fo:text-transform="none" fo:color="#000000" fo:font-size="14pt" fo:letter-spacing="normal" fo:font-style="normal" fo:font-weight="normal"/>
    </style:style>
    <style:style style:name="T21" style:family="text">
      <style:text-properties fo:font-variant="normal" fo:text-transform="none" fo:color="#000000" style:font-name="Times New Roman1" fo:font-size="14pt" fo:letter-spacing="normal" fo:font-style="normal" fo:font-weight="normal"/>
    </style:style>
    <style:style style:name="T22" style:family="text">
      <style:text-properties fo:font-variant="normal" fo:text-transform="none" fo:color="#000000" style:font-name="Times New Roman1" fo:letter-spacing="normal" fo:font-style="normal" fo:font-weight="normal"/>
    </style:style>
    <style:style style:name="T23" style:family="text">
      <style:text-properties fo:font-variant="normal" fo:text-transform="none" fo:color="#000000" style:font-name="Times New Roman1" fo:font-size="12pt" fo:letter-spacing="normal" fo:font-style="normal" fo:font-weight="normal" style:font-size-asian="12pt" style:font-size-complex="12pt"/>
    </style:style>
    <style:style style:name="T24" style:family="text">
      <style:text-properties fo:font-variant="normal" fo:text-transform="none" fo:color="#dc2300" style:font-name="Times New Roman" fo:font-size="14.25pt" fo:letter-spacing="normal" fo:font-style="normal" fo:font-weight="normal"/>
    </style:style>
    <style:style style:name="T25" style:family="text">
      <style:text-properties fo:font-variant="normal" fo:text-transform="none" fo:color="#dc2300" style:font-name="Times New Roman" fo:font-size="14pt" fo:letter-spacing="normal" fo:font-style="normal" fo:font-weight="normal"/>
    </style:style>
    <style:style style:name="T26" style:family="text">
      <style:text-properties fo:font-variant="normal" fo:text-transform="none" fo:color="#dc2300" fo:font-size="14.25pt" fo:letter-spacing="normal" fo:font-style="normal" fo:font-weight="normal"/>
    </style:style>
    <style:style style:name="T27" style:family="text">
      <style:text-properties fo:font-variant="normal" fo:text-transform="none" fo:color="#dc2300" fo:font-size="14pt" fo:letter-spacing="normal" fo:font-style="normal" fo:font-weight="normal"/>
    </style:style>
    <style:style style:name="T28" style:family="text">
      <style:text-properties fo:font-variant="normal" fo:text-transform="none" fo:color="#dc2300" style:font-name="Times New Roman1" fo:font-size="14.25pt" fo:letter-spacing="normal" fo:font-style="normal" fo:font-weight="normal"/>
    </style:style>
    <style:style style:name="T29" style:family="text">
      <style:text-properties fo:font-variant="normal" fo:text-transform="none" fo:color="#dc2300" style:font-name="Times New Roman1" fo:font-size="14pt" fo:letter-spacing="normal" fo:font-style="normal" fo:font-weight="normal"/>
    </style:style>
    <style:style style:name="T30" style:family="text">
      <style:text-properties fo:font-variant="normal" fo:text-transform="none" fo:color="#dc2300" style:font-name="Times New Roman1" fo:letter-spacing="normal" fo:font-style="normal" fo:font-weight="normal"/>
    </style:style>
    <style:style style:name="T31" style:family="text">
      <style:text-properties fo:font-variant="normal" fo:text-transform="none" fo:color="#dc2300" style:font-name="Times New Roman1" fo:font-size="12pt" fo:letter-spacing="normal" fo:font-style="normal" fo:font-weight="normal" style:font-size-asian="12pt" style:font-size-complex="12pt"/>
    </style:style>
    <style:style style:name="T32" style:family="text">
      <style:text-properties fo:font-variant="normal" fo:text-transform="none" fo:color="#61160e" style:text-line-through-style="none" style:font-name="Times New Roman" fo:font-size="14pt" fo:letter-spacing="normal" fo:font-style="normal" style:text-underline-style="none" fo:font-weight="normal" style:text-blinking="false"/>
    </style:style>
    <style:style style:name="T33" style:family="text">
      <style:text-properties fo:font-variant="normal" fo:text-transform="none" fo:color="#61160e" style:text-line-through-style="none" fo:font-size="14pt" fo:letter-spacing="normal" fo:font-style="normal" style:text-underline-style="none" fo:font-weight="normal" style:text-blinking="false"/>
    </style:style>
    <style:style style:name="T34" style:family="text">
      <style:text-properties fo:font-variant="normal" fo:text-transform="none" fo:color="#61160e" style:text-line-through-style="none" style:font-name="Times New Roman1" fo:font-size="14pt" fo:letter-spacing="normal" fo:font-style="normal" style:text-underline-style="none" fo:font-weight="normal" style:text-blinking="false"/>
    </style:style>
    <style:style style:name="T35" style:family="text">
      <style:text-properties fo:font-variant="normal" fo:text-transform="none" fo:color="#61160e" style:text-line-through-style="none" style:font-name="Times New Roman1" fo:letter-spacing="normal" fo:font-style="normal" style:text-underline-style="none" fo:font-weight="normal" style:text-blinking="false"/>
    </style:style>
    <style:style style:name="T36" style:family="text">
      <style:text-properties fo:font-variant="normal" fo:text-transform="none" fo:color="#61160e" style:text-line-through-style="none" style:font-name="Times New Roman1" fo:font-size="12pt" fo:letter-spacing="normal" fo:font-style="normal" style:text-underline-style="none" fo:font-weight="normal" style:text-blinking="false" style:font-size-asian="12pt" style:font-size-complex="12pt"/>
    </style:style>
    <style:style style:name="T37" style:family="text">
      <style:text-properties fo:font-variant="normal" fo:text-transform="none" fo:color="#aaaaaa" style:font-name="Times New Roman" fo:font-size="14pt" fo:letter-spacing="normal" fo:font-style="italic" fo:font-weight="normal"/>
    </style:style>
    <style:style style:name="T38" style:family="text">
      <style:text-properties fo:font-variant="normal" fo:text-transform="none" fo:color="#aaaaaa" fo:font-size="14pt" fo:letter-spacing="normal" fo:font-style="italic" fo:font-weight="normal"/>
    </style:style>
    <style:style style:name="T39" style:family="text">
      <style:text-properties fo:font-variant="normal" fo:text-transform="none" fo:color="#aaaaaa" style:font-name="Times New Roman1" fo:font-size="14pt" fo:letter-spacing="normal" fo:font-style="italic" fo:font-weight="normal"/>
    </style:style>
    <style:style style:name="T40" style:family="text">
      <style:text-properties fo:font-variant="normal" fo:text-transform="none" fo:color="#aaaaaa" style:font-name="Times New Roman1" fo:letter-spacing="normal" fo:font-style="italic" fo:font-weight="normal"/>
    </style:style>
    <style:style style:name="T41" style:family="text">
      <style:text-properties fo:font-variant="normal" fo:text-transform="none" fo:color="#aaaaaa" style:font-name="Times New Roman1" fo:font-size="12pt" fo:letter-spacing="normal" fo:font-style="italic" fo:font-weight="normal" style:font-size-asian="12pt" style:font-size-complex="12pt"/>
    </style:style>
    <style:style style:name="T42" style:family="text">
      <style:text-properties fo:color="#333333" style:font-name="Roboto" fo:font-size="10.5pt" fo:font-weight="normal"/>
    </style:style>
    <style:style style:name="T43" style:family="text">
      <style:text-properties fo:color="#333333" fo:font-size="10.5pt" fo:font-weight="normal"/>
    </style:style>
    <style:style style:name="T44" style:family="text">
      <style:text-properties fo:color="#333333"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Friday</text:h>
      <text:p text:style-name="P2"><text:span text:style-name="T44">Morning Prayer</text:span></text:p>
      <text:p text:style-name="P4"><text:span text:style-name="T31">INVITATORY</text:span><text:span text:style-name="T23"><text:line-break/><text:line-break/><text:line-break/>Lord, </text:span><text:span text:style-name="T31">+</text:span><text:span text:style-name="T23"> open my lips.<text:line-break/></text:span><text:span text:style-name="T31">–</text:span><text:span text:style-name="T23"> And my mouth will proclaim your praise.<text:line-break/><text:line-break/></text:span><text:span text:style-name="T31">Ant.</text:span><text:span text:style-name="T23"> The Lord is risen, alleluia.<text:line-break/><text:line-break/><text:line-break/></text:span><text:span text:style-name="T31">Psalm 95<text:line-break/>A call to praise God</text:span><text:span text:style-name="T23"><text:line-break/><text:line-break/></text:span><text:span text:style-name="Emphasis"><text:span text:style-name="T41">Encourage each other daily while it is still today</text:span></text:span><text:span text:style-name="T41"> (Hebrews 3:13).</text:span><text:span text:style-name="T23"><text:line-break/><text:line-break/>Come, let us sing to the Lord </text:span><text:span text:style-name="T31">*</text:span><text:span text:style-name="T23"><text:line-break/>  and shout with joy to the Rock who saves us.<text:line-break/>Let us approach him with praise and thanksgiving </text:span><text:span text:style-name="T31">*</text:span><text:span text:style-name="T23"><text:line-break/>  and sing joyful songs to the Lord.<text:line-break/><text:line-break/></text:span><text:span text:style-name="T31">Ant.</text:span><text:span text:style-name="T23"> The Lord is risen, alleluia.<text:line-break/><text:line-break/>The Lord is God, the mighty God, </text:span><text:span text:style-name="T31">*</text:span><text:span text:style-name="T23"><text:line-break/>  the great king over all the gods.<text:line-break/>He holds in his hands the depths of the earth </text:span><text:span text:style-name="T31">*</text:span><text:span text:style-name="T23"><text:line-break/>  and the highest mountains as well.<text:line-break/>He made the sea; it belongs to him, </text:span><text:span text:style-name="T31">*</text:span><text:span text:style-name="T23"><text:line-break/>  the dry land, too, for it was formed by his hands.<text:line-break/><text:line-break/></text:span><text:span text:style-name="T31">Ant.</text:span><text:span text:style-name="T23"> The Lord is risen, alleluia.<text:line-break/><text:line-break/>Come, then, let us bow down and worship, </text:span><text:span text:style-name="T31">*</text:span><text:span text:style-name="T23"><text:line-break/>  bending the knee before the Lord, our maker.<text:line-break/>For he is our God and we are his people, </text:span><text:span text:style-name="T31">*</text:span><text:span text:style-name="T23"><text:line-break/>  the flock he shepherds.<text:line-break/><text:line-break/></text:span><text:span text:style-name="T31">Ant.</text:span><text:span text:style-name="T23"> The Lord is risen, alleluia.<text:line-break/><text:line-break/>Today, listen to the voice of the Lord: </text:span><text:span text:style-name="T31">†</text:span><text:span text:style-name="T23"><text:line-break/>Do not grow stubborn, as your fathers did<text:line-break/>  in the wilderness, </text:span><text:span text:style-name="T31">*</text:span><text:span text:style-name="T23"><text:line-break/>when at Meriba and Massah<text:line-break/>  they challenged me and provoked me, </text:span><text:span text:style-name="T31">*</text:span><text:span text:style-name="T23"><text:line-break/>Although they had seen all of my works.<text:line-break/><text:line-break/></text:span><text:span text:style-name="T31">Ant.</text:span><text:span text:style-name="T23"> The Lord is risen, alleluia.<text:line-break/><text:line-break/>Forty years I endured that generation. </text:span><text:span text:style-name="T31">*</text:span><text:span text:style-name="T23"><text:line-break/>I said, “They are a people whose hearts go astray<text:line-break/></text:span><text:soft-page-break/><text:span text:style-name="T23">  and they do not know my ways.”<text:line-break/>So I swore in my anger, </text:span><text:span text:style-name="T31">*</text:span><text:span text:style-name="T23"><text:line-break/>  “They shall not enter into my rest.”<text:line-break/><text:line-break/></text:span><text:span text:style-name="T31">Ant.</text:span><text:span text:style-name="T23"> The Lord is risen, alleluia.<text:line-break/><text:line-break/>Glory to the Father, and to the Son, </text:span><text:span text:style-name="T31">*</text:span><text:span text:style-name="T23"><text:line-break/>and to the Holy Spirit:<text:line-break/>as it was in the beginning, is now, </text:span><text:span text:style-name="T31">*</text:span><text:span text:style-name="T23"><text:line-break/>and will be for ever. Amen.<text:line-break/><text:line-break/></text:span><text:span text:style-name="T31">Ant.</text:span><text:span text:style-name="T23"> The Lord is risen, alleluia.</text:span></text:p>
      <text:p text:style-name="P3"><text:span text:style-name="T18"><text:line-break/></text:span><text:bookmark text:name="hymn"/><text:span text:style-name="T7">HYMN</text:span><text:span text:style-name="T18"><text:line-break/><text:line-break/><text:line-break/>In this our bright and Paschal day<text:line-break/>The sun shines out with purer ray,<text:line-break/>When Christ, to earthly sight made plain,<text:line-break/>The glad Apostles see again.<text:line-break/><text:line-break/>The wounds, the riven wounds he shows<text:line-break/>In that his flesh with light that glows,<text:line-break/>In loud accord both far and nigh<text:line-break/>The Lord’s arising testify.<text:line-break/><text:line-break/>O Christ, the King who lovest to bless,<text:line-break/>To you our hearts and souls possess;<text:line-break/>To you our praise that we may pay,<text:line-break/>To whom our laud is due for aye. <text:line-break/><text:line-break/></text:span><text:bookmark text:name="psalm"/></text:p>
      <text:p text:style-name="P1"><text:span text:style-name="T6">PSALMODY</text:span><text:span text:style-name="T16"><text:line-break/><text:line-break/></text:span><text:span text:style-name="T6">Ant. 1</text:span><text:span text:style-name="T16"> The splendor of Christ risen from the dead has shone on the people redeemed by his blood, alleluia.<text:line-break/><text:line-break/></text:span><text:span text:style-name="T6">Psalm 63:2-9<text:line-break/>A soul thirsting or God</text:span><text:span text:style-name="T16"><text:line-break/><text:line-break/></text:span><text:span text:style-name="Emphasis"><text:span text:style-name="T17">Whoever has left the darkness of sin yearns for God.</text:span></text:span><text:span text:style-name="T16"><text:line-break/><text:line-break/>O God, you are my God, for you I long; </text:span><text:span text:style-name="T6">*</text:span><text:span text:style-name="T16"><text:line-break/>for you my soul is thirsting.<text:line-break/>My body pines for you </text:span><text:span text:style-name="T6">*</text:span><text:span text:style-name="T16"><text:line-break/>like a dry, weary land without water.<text:line-break/>So I gaze on you in the sanctuary </text:span><text:span text:style-name="T6">*</text:span><text:span text:style-name="T16"><text:line-break/>to see your strength and your glory.<text:line-break/></text:span><text:soft-page-break/><text:span text:style-name="T16"><text:line-break/>For your love is better than life, </text:span><text:span text:style-name="T6">*</text:span><text:span text:style-name="T16"><text:line-break/>my lips will speak your praise.<text:line-break/>So I will bless you all my life, </text:span><text:span text:style-name="T6">*</text:span><text:span text:style-name="T16"><text:line-break/>in your name I will lift up my hands.<text:line-break/>My soul shall be filled as with a banquet, </text:span><text:span text:style-name="T6">*</text:span><text:span text:style-name="T16"><text:line-break/>my mouth shall praise you with joy.<text:line-break/><text:line-break/>On my bed I remember you. </text:span><text:span text:style-name="T6">*</text:span><text:span text:style-name="T16"><text:line-break/>On you I muse through the night<text:line-break/>for you have been my help; </text:span><text:span text:style-name="T6">*</text:span><text:span text:style-name="T16"><text:line-break/>in the shadow of your wings I rejoice.<text:line-break/>My soul clings to you; </text:span><text:span text:style-name="T6">*</text:span><text:span text:style-name="T16"><text:line-break/>your right hand holds me fast.<text:line-break/><text:line-break/>Glory to the Father, and to the Son, </text:span><text:span text:style-name="T6">*</text:span><text:span text:style-name="T16"><text:line-break/>and to the Holy Spirit:<text:line-break/>as it was in the beginning, is now, </text:span><text:span text:style-name="T6">*</text:span><text:span text:style-name="T16"><text:line-break/>and will be for ever. Amen.<text:line-break/><text:line-break/></text:span><text:span text:style-name="T6">Ant.</text:span><text:span text:style-name="T16"> The splendor of Christ risen from the dead has shone on the people redeemed by his blood, alleluia.<text:line-break/><text:line-break/></text:span><text:span text:style-name="T6">Ant. 2</text:span><text:span text:style-name="T16"> Our Redeemer has risen from the tomb; let us sing a hymn of praise to the Lord our God, alleluia.<text:line-break/><text:line-break/></text:span><text:span text:style-name="T6">Canticle: Daniel 3:57-88, 56<text:line-break/>Let all creatures praise the Lord</text:span><text:span text:style-name="T16"><text:line-break/><text:line-break/></text:span><text:span text:style-name="Emphasis"><text:span text:style-name="T17">All you servants of the Lord, sing praise to him</text:span></text:span><text:span text:style-name="T16"> (Revelation 19:5).<text:line-break/><text:line-break/>Bless the Lord, all you works of the Lord. </text:span><text:span text:style-name="T6">*</text:span><text:span text:style-name="T16"><text:line-break/>Praise and exalt him above all forever.<text:line-break/>Angels of the Lord, bless the Lord. </text:span><text:span text:style-name="T6">*</text:span><text:span text:style-name="T16"><text:line-break/>You heavens, bless the Lord.<text:line-break/>All you waters above the heavens, bless the Lord. </text:span><text:span text:style-name="T6">*</text:span><text:span text:style-name="T16"><text:line-break/>All you hosts of the Lord, bless the Lord.<text:line-break/>Sun and moon, bless the Lord. </text:span><text:span text:style-name="T6">*</text:span><text:span text:style-name="T16"><text:line-break/>Stars of heaven, bless the Lord.<text:line-break/><text:line-break/>Every shower and dew, bless the Lord. </text:span><text:span text:style-name="T6">*</text:span><text:span text:style-name="T16"><text:line-break/>All you winds, bless the Lord.<text:line-break/>Fire and heat, bless the Lord. </text:span><text:span text:style-name="T6">*</text:span><text:span text:style-name="T16"><text:line-break/>Cold and chill, bless the Lord.<text:line-break/>Dew and rain, bless the Lord. </text:span><text:span text:style-name="T6">*</text:span><text:span text:style-name="T16"><text:line-break/>Frost and chill, bless the Lord.<text:line-break/>Ice and snow, bless the Lord. </text:span><text:span text:style-name="T6">*</text:span><text:span text:style-name="T16"><text:line-break/>Nights and days, bless the Lord.<text:line-break/></text:span><text:soft-page-break/><text:span text:style-name="T16">Light and darkness, bless the Lord. </text:span><text:span text:style-name="T6">*</text:span><text:span text:style-name="T16"><text:line-break/>Lightnings and clouds, bless the Lord.<text:line-break/><text:line-break/>Let the earth bless the Lord. </text:span><text:span text:style-name="T6">*</text:span><text:span text:style-name="T16"><text:line-break/>Praise and exalt him above all forever.<text:line-break/>Mountains and hills, bless the Lord. </text:span><text:span text:style-name="T6">*</text:span><text:span text:style-name="T16"><text:line-break/>Everything growing from the earth, bless the Lord.<text:line-break/>You springs, bless the Lord. </text:span><text:span text:style-name="T6">*</text:span><text:span text:style-name="T16"><text:line-break/>Seas and rivers, bless the Lord.<text:line-break/>You dolphins and all water creatures, bless the Lord. </text:span><text:span text:style-name="T6">*</text:span><text:span text:style-name="T16"><text:line-break/>All you birds of the air, bless the Lord.<text:line-break/>All you beasts, wild and tame, bless the Lord. </text:span><text:span text:style-name="T6">*</text:span><text:span text:style-name="T16"><text:line-break/>You sons of men, bless the Lord.<text:line-break/><text:line-break/>O Israel, bless the Lord. </text:span><text:span text:style-name="T6">*</text:span><text:span text:style-name="T16"><text:line-break/>Praise and exalt him above all forever.<text:line-break/>Priests of the Lord, bless the Lord. </text:span><text:span text:style-name="T6">*</text:span><text:span text:style-name="T16"><text:line-break/>Servants of the Lord, bless the Lord.<text:line-break/>Spirits and souls of the just, bless the Lord. </text:span><text:span text:style-name="T6">*</text:span><text:span text:style-name="T16"><text:line-break/>Holy men of humble heart, bless the Lord.<text:line-break/>Hananiah, Azariah, Mishael, bless the Lord. </text:span><text:span text:style-name="T6">*</text:span><text:span text:style-name="T16"><text:line-break/>Praise and exalt him above all forever.<text:line-break/><text:line-break/>Let us bless the Father, and the Son, and the Holy Spirit. </text:span><text:span text:style-name="T6">*</text:span><text:span text:style-name="T16"><text:line-break/>Let us praise and exalt him above all forever.<text:line-break/>Blessed are you, Lord, in the firmament of heaven. </text:span><text:span text:style-name="T6">*</text:span><text:span text:style-name="T16"><text:line-break/>Praiseworthy and glorious and exalted above all forever.<text:line-break/><text:line-break/></text:span><text:span text:style-name="T6">Ant.</text:span><text:span text:style-name="T16"> Our Redeemer has risen from the tomb; let us sing a hymn of praise to the Lord our God, alleluia.<text:line-break/><text:line-break/></text:span><text:span text:style-name="T6">Ant. 3</text:span><text:span text:style-name="T16"> Alleluia, the Lord is risen as he promised, alleluia.<text:line-break/><text:line-break/></text:span><text:span text:style-name="T6">Psalm 149<text:line-break/>The joy of God’s holy people</text:span><text:span text:style-name="T16"><text:line-break/><text:line-break/></text:span><text:span text:style-name="Emphasis"><text:span text:style-name="T17">Let the sons of the Church, the children of the new people, rejoice in Christ, their King</text:span></text:span><text:span text:style-name="T16"> (Hesychius).<text:line-break/><text:line-break/>Sing a new song to the Lord, </text:span><text:span text:style-name="T6">*</text:span><text:span text:style-name="T16"><text:line-break/>his praise in the assembly of the faithful.<text:line-break/>Let Israel rejoice in its maker, </text:span><text:span text:style-name="T6">*</text:span><text:span text:style-name="T16"><text:line-break/>let Zion’s sons exult in their king.<text:line-break/>Let them praise his name with dancing </text:span><text:span text:style-name="T6">*</text:span><text:span text:style-name="T16"><text:line-break/>and make music with timbrel and harp.<text:line-break/><text:line-break/>For the Lord takes delight in his people. </text:span><text:span text:style-name="T6">*</text:span><text:span text:style-name="T16"><text:line-break/>He crowns the poor with salvation.<text:line-break/>Let the faithful rejoice in their glory, </text:span><text:span text:style-name="T6">*</text:span><text:span text:style-name="T16"><text:line-break/></text:span><text:soft-page-break/><text:span text:style-name="T16">shout for joy and take their rest.<text:line-break/>Let the praise of God be on their lips </text:span><text:span text:style-name="T6">*</text:span><text:span text:style-name="T16"><text:line-break/>and a two-edged sword in their hand,<text:line-break/><text:line-break/>to deal out vengeance to the nations </text:span><text:span text:style-name="T6">*</text:span><text:span text:style-name="T16"><text:line-break/>and punishment on all the peoples;<text:line-break/>to bind their kings in chains </text:span><text:span text:style-name="T6">*</text:span><text:span text:style-name="T16"><text:line-break/>and their nobles in fetters of iron;<text:line-break/>to carry out the sentence pre-ordained; </text:span><text:span text:style-name="T6">*</text:span><text:span text:style-name="T16"><text:line-break/>this honor is for all his faithful.<text:line-break/><text:line-break/>Glory to the Father, and to the Son, </text:span><text:span text:style-name="T6">*</text:span><text:span text:style-name="T16"><text:line-break/>and to the Holy Spirit:<text:line-break/>as it was in the beginning, is now, </text:span><text:span text:style-name="T6">*</text:span><text:span text:style-name="T16"><text:line-break/>and will be for ever. Amen.<text:line-break/><text:line-break/></text:span><text:span text:style-name="T6">Ant.</text:span><text:span text:style-name="T16"> Alleluia, the Lord is risen as he promised, alleluia.</text:span></text:p>
      <text:p text:style-name="P1"><text:span text:style-name="T6">READING</text:span><text:span text:style-name="T16"><text:line-break/></text:span><text:span text:style-name="T6">Acts 5:30-32</text:span><text:span text:style-name="T16"><text:line-break/><text:line-break/>The God of our fathers has raised up Jesus whom you put to death, hanging him on a tree. He whom God has exalted at his right hand as ruler and savior is to bring repentance to Israel and forgiveness of sins. We testify to this. So too does the Holy Spirit whom God has given to those that obey him.<text:line-break/><text:line-break/></text:span><text:span text:style-name="T6">In place of the responsory the following is said:<text:line-break/><text:line-break/>Ant.</text:span><text:span text:style-name="T16"> This is the day the Lord has made; let us rejoice and be glad, alleluia.<text:line-break/><text:line-break/></text:span><text:span text:style-name="T6">GOSPEL CANTICLE</text:span><text:span text:style-name="T16"><text:line-break/><text:line-break/></text:span><text:span text:style-name="T6">Ant.</text:span><text:span text:style-name="T16"> This was the third time Jesus had shown himself to his disciples after he had risen from the dead, alleluia.<text:line-break/><text:line-break/></text:span><text:span text:style-name="T6">Luke 1:68-79<text:line-break/>The Messiah and his forerunner</text:span><text:span text:style-name="T16"><text:line-break/><text:line-break/>Blessed </text:span><text:span text:style-name="T6">+</text:span><text:span text:style-name="T16"> be the Lord, the God of Israel; </text:span><text:span text:style-name="T6">*</text:span><text:span text:style-name="T16"><text:line-break/>he has come to his people and set them free.<text:line-break/><text:line-break/>He has raised up for us a mighty savior, </text:span><text:span text:style-name="T6">*</text:span><text:span text:style-name="T16"><text:line-break/>born of the house of his servant David.<text:line-break/><text:line-break/>Through his holy prophets he promised of old </text:span><text:span text:style-name="T6">†</text:span><text:span text:style-name="T16"><text:line-break/>  that he would save us from our enemies,</text:span><text:span text:style-name="T6">*</text:span><text:span text:style-name="T16"><text:line-break/>  from the hands of all who hate us.<text:line-break/><text:line-break/>He promised to show mercy to our fathers</text:span><text:span text:style-name="T6">*</text:span><text:span text:style-name="T16"><text:line-break/>and to remember his holy covenant.<text:line-break/></text:span><text:soft-page-break/><text:span text:style-name="T16"><text:line-break/>This was the oath he swore to our father Abraham: </text:span><text:span text:style-name="T6">*</text:span><text:span text:style-name="T16"><text:line-break/>to set us free from the hands of our enemies,<text:line-break/>free to worship him without fear, </text:span><text:span text:style-name="T6">*</text:span><text:span text:style-name="T16"><text:line-break/>holy and righteous in his sight<text:line-break/>   all the days of our life.<text:line-break/><text:line-break/>You, my child, shall be called the prophet of the Most High; </text:span><text:span text:style-name="T6">*</text:span><text:span text:style-name="T16"><text:line-break/>for you will go before the Lord to prepare his way,<text:line-break/>to give his people knowledge of salvation </text:span><text:span text:style-name="T6">*</text:span><text:span text:style-name="T16"><text:line-break/>by the forgiveness of their sins.<text:line-break/><text:line-break/>In the tender compassion of our God </text:span><text:span text:style-name="T6">*</text:span><text:span text:style-name="T16"><text:line-break/>the dawn from on high shall break upon us,<text:line-break/>to shine on those who dwell in darkness and the shadow of death, </text:span><text:span text:style-name="T6">*</text:span><text:span text:style-name="T16"><text:line-break/>and to guide our feet into the way of peace. <text:line-break/><text:line-break/>Glory to the Father, and to the Son, </text:span><text:span text:style-name="T6">*</text:span><text:span text:style-name="T16"><text:line-break/>and to the Holy Spirit:<text:line-break/>as it was in the beginning, is now, </text:span><text:span text:style-name="T6">*</text:span><text:span text:style-name="T16"><text:line-break/>and will be for ever. Amen.<text:line-break/><text:line-break/></text:span><text:span text:style-name="T6">Ant.</text:span><text:span text:style-name="T16"> This was the third time Jesus had shown himself to his disciples after he had risen from the dead, alleluia.<text:line-break/><text:line-break/></text:span><text:span text:style-name="T6">INTERCESSIONS</text:span><text:span text:style-name="T16"><text:line-break/><text:line-break/>Let us pray to God the Father, who gave us new life through the risen Christ:<text:line-break/></text:span><text:span text:style-name="Emphasis"><text:span text:style-name="T17">Give us the glory of your Son.</text:span></text:span><text:span text:style-name="T16"><text:line-break/><text:line-break/>Lord our God, your mighty works have revealed your eternal plan: you created the earth, and you are faithful in every generation,<text:line-break/></text:span><text:span text:style-name="T6">–</text:span><text:span text:style-name="T16"> hear us, Father of mercy.<text:line-break/></text:span><text:span text:style-name="Emphasis"><text:span text:style-name="T17">Give us the glory of your Son.</text:span></text:span><text:span text:style-name="T16"><text:line-break/><text:line-break/>Purify our hearts with your truth, and guide them in the way of holiness,<text:line-break/></text:span><text:span text:style-name="T6">–</text:span><text:span text:style-name="T16"> so that we may do what is pleasing in your sight.<text:line-break/></text:span><text:span text:style-name="Emphasis"><text:span text:style-name="T17">Give us the glory of your Son.</text:span></text:span><text:span text:style-name="T16"><text:line-break/><text:line-break/>Let your face shine upon us,<text:line-break/></text:span><text:span text:style-name="T6">–</text:span><text:span text:style-name="T16"> that we may be freed from sin and filled with your plenty.<text:line-break/></text:span><text:span text:style-name="Emphasis"><text:span text:style-name="T17">Give us the glory of your Son.</text:span></text:span><text:span text:style-name="T16"><text:line-break/><text:line-break/>You gave the apostles the peace of Christ,<text:line-break/></text:span><text:span text:style-name="T6">–</text:span><text:span text:style-name="T16"> grant peace to your people, and to the whole world.<text:line-break/></text:span><text:span text:style-name="Emphasis"><text:span text:style-name="T17">Give us the glory of your Son.</text:span></text:span><text:span text:style-name="T16"><text:line-break/><text:line-break/></text:span><text:span text:style-name="T6">THE LORD’S PRAYER</text:span><text:span text:style-name="T16"><text:line-break/></text:span><text:soft-page-break/><text:span text:style-name="T16"><text:line-break/></text:span><text:span text:style-name="T6">(</text:span><text:span text:style-name="T16">Now let us pray as Christ the Lord has taught us:</text:span><text:span text:style-name="T6">)</text:span><text:span text:style-name="T16"><text:line-break/><text:line-break/>Our Father, who art in heaven,<text:line-break/>hallowed be thy name;<text:line-break/>thy kingdom come;<text:line-break/>thy will be done on earth<text:line-break/>as it is in heaven.<text:line-break/>Give us this day our daily bread;<text:line-break/>and forgive us our trespasses<text:line-break/>as we forgive those who trespass against us;<text:line-break/>and lead us not into temptation,<text:line-break/>but deliver us from evil.<text:line-break/><text:line-break/></text:span><text:span text:style-name="T6">CONCLUDING PRAYER</text:span><text:span text:style-name="T16"><text:line-break/><text:line-break/>Eternal Father,<text:line-break/>you gave us the Easter mystery<text:line-break/>as our covenant of reconciliation.<text:line-break/>May the new birth we celebrate<text:line-break/>show its effects in the way we live.<text:line-break/>We ask this through our Lord Jesus Christ, your Son,<text:line-break/>who lives and reigns with you and the Holy Spirit,<text:line-break/>one God, for ever and ever.<text:line-break/></text:span><text:span text:style-name="T6">–</text:span><text:span text:style-name="T16"> Amen.<text:line-break/><text:line-break/></text:span><text:span text:style-name="T6">DISMISSAL</text:span><text:span text:style-name="T16"><text:line-break/><text:line-break/></text:span><text:span text:style-name="T6">If a priest or deacon presides, he dismisses the people:</text:span><text:span text:style-name="T16"><text:line-break/><text:line-break/>The Lord be with you.<text:line-break/></text:span><text:span text:style-name="T6">–</text:span><text:span text:style-name="T16"> And with your spirit.<text:line-break/><text:line-break/>May almighty God bless you,<text:line-break/>the Father, and the Son, and the Holy Spirit.<text:line-break/></text:span><text:span text:style-name="T6">–</text:span><text:span text:style-name="T16"> Amen.<text:line-break/><text:line-break/></text:span><text:span text:style-name="T6">Another form of the blessing may be used, as at Mass.<text:line-break/><text:line-break/>Then he adds:</text:span><text:span text:style-name="T16"><text:line-break/><text:line-break/>Go in peace, alleluia, alleluia.<text:line-break/></text:span><text:span text:style-name="T6">–</text:span><text:span text:style-name="T16"> Thanks be to God, alleluia, alleluia.<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useo" svg:font-family="Museo"/>
    <style:font-face style:name="Roboto" svg:font-family="Roboto, Helvetica, Arial, sans-serif"/>
    <style:font-face style:name="Times New Roman" svg:font-family="'Times New Roman'"/>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Droid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Bielecki</meta:initial-creator>
    <meta:creation-date>2017-03-16T17:17:06</meta:creation-date>
    <dc:date>2017-03-19T14:33:05</dc:date>
    <dc:creator>Paweł Bielecki</dc:creator>
    <meta:editing-duration>PT4M44S</meta:editing-duration>
    <meta:editing-cycles>3</meta:editing-cycles>
    <meta:generator>LibreOffice/3.5$Linux_x86 LibreOffice_project/350m1$Build-2</meta:generator>
    <meta:document-statistic meta:table-count="0" meta:image-count="0" meta:object-count="0" meta:page-count="7" meta:paragraph-count="6" meta:word-count="1887" meta:character-count="9653" meta:non-whitespace-character-count="7656"/>
  </office:meta>
</office:document-meta>
</file>